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3.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marker-start="Arrow" draw:marker-start-width="0.3cm" draw:textarea-vertical-align="middle"/>
    </style:style>
    <style:style style:name="gr6" style:family="graphic" style:parent-style-name="standard" style:list-style-name="L1">
      <style:graphic-properties draw:stroke="solid" svg:stroke-width="0cm" svg:stroke-color="#3465a4" draw:marker-start="Arrow" draw:marker-start-width="0.3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3465a4" draw:marker-start="Arrow" draw:marker-start-width="0.3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3465a4" draw:marker-start="Arrow" draw:marker-start-width="0.3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>
      <style:graphic-properties svg:stroke-color="#006600" draw:marker-start="Arrow" draw:marker-start-width="0.3cm" draw:marker-end="Arrow" draw:marker-end-width="0.3cm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 style:list-style-name="L1">
      <style:graphic-properties draw:stroke="solid" svg:stroke-width="0cm" svg:stroke-color="#3465a4" draw:marker-start="Arrow" draw:marker-start-width="0.3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>
      <style:graphic-properties draw:stroke="none" svg:stroke-color="#000000" draw:fill="none" draw:fill-color="#ffffff" fo:min-height="13.283cm"/>
    </style:style>
    <style:style style:name="gr13" style:family="graphic" style:parent-style-name="standard">
      <style:graphic-properties draw:stroke="none" svg:stroke-color="#000000" draw:fill="none" draw:fill-color="#ffffff" fo:min-height="6.95cm"/>
    </style:style>
    <style:style style:name="gr14" style:family="graphic" style:parent-style-name="standard">
      <style:graphic-properties draw:marker-start="Arrow" draw:marker-start-width="0.3cm" draw:stroke-linejoin="mi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14cm"/>
    </style:style>
    <style:style style:name="gr16" style:family="graphic" style:parent-style-name="standard" style:list-style-name="L1">
      <style:graphic-properties draw:stroke="solid" svg:stroke-width="0cm" svg:stroke-color="#3465a4" draw:marker-start="Arrow" draw:marker-start-width="0.3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>
      <style:graphic-properties draw:stroke="none" svg:stroke-color="#000000" draw:fill="none" draw:fill-color="#ffffff" fo:min-height="1.15cm"/>
    </style:style>
    <style:style style:name="gr18" style:family="graphic" style:parent-style-name="standard" style:list-style-name="L1">
      <style:graphic-properties draw:stroke="solid" svg:stroke-width="0cm" svg:stroke-color="#3465a4" draw:marker-start="Arrow" draw:marker-start-width="0.3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>
      <style:graphic-properties draw:stroke="none" svg:stroke-color="#000000" draw:fill="none" draw:fill-color="#ffffff" fo:min-height="0.15cm"/>
    </style:style>
    <style:style style:name="gr20" style:family="graphic" style:parent-style-name="standard" style:list-style-name="L1">
      <style:graphic-properties draw:stroke="solid" svg:stroke-width="0cm" svg:stroke-color="#3465a4" draw:marker-start="Arrow" draw:marker-start-width="0.3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line-height="200%">
        <style:tab-stops>
          <style:tab-stop style:position="0.198cm"/>
        </style:tab-stops>
      </style:paragraph-properties>
    </style:style>
    <style:style style:name="P5" style:family="paragraph">
      <style:paragraph-properties fo:line-height="200%"/>
      <style:text-properties fo:font-size="9pt" style:font-size-asian="9pt" style:font-size-complex="9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size="9pt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T4" style:family="text">
      <style:text-properties fo:font-size="9pt" fo:language="en" fo:country="US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.4cm" svg:height="2cm" svg:x="1.6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2cm" svg:x="10.2cm" svg:y="1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6cm" svg:y1="3.5cm" svg:x2="12.6cm" svg:y2="26.5cm">
          <text:p/>
        </draw:line>
        <draw:line draw:style-name="gr2" draw:text-style-name="P1" draw:layer="layout" svg:x1="3.9cm" svg:y1="3.5cm" svg:x2="3.9cm" svg:y2="26.5cm">
          <text:p/>
        </draw:line>
        <draw:frame draw:style-name="gr3" draw:layer="layout" svg:width="3.8cm" svg:height="1cm" svg:x="1.9cm" svg:y="2cm">
          <draw:text-box>
            <text:p text:style-name="P1">Сервер<text:tab/></text:p>
          </draw:text-box>
        </draw:frame>
        <draw:frame draw:style-name="gr4" draw:text-style-name="P1" draw:layer="layout" svg:width="4.4cm" svg:height="1.1cm" svg:x="10.2cm" svg:y="1.8cm">
          <draw:text-box>
            <text:p text:style-name="P1">Клиент</text:p>
          </draw:text-box>
        </draw:frame>
        <draw:line draw:style-name="gr5" draw:text-style-name="P1" draw:layer="layout" svg:x1="3.9cm" svg:y1="9.791cm" svg:x2="12.6cm" svg:y2="9.791cm">
          <text:p/>
        </draw:line>
        <draw:line draw:style-name="gr5" draw:text-style-name="P1" draw:layer="layout" svg:x1="3.8cm" svg:y1="16.167cm" svg:x2="12.5cm" svg:y2="16.167cm">
          <text:p/>
        </draw:line>
        <draw:line draw:style-name="gr6" draw:text-style-name="P2" draw:layer="layout" svg:x1="3.9cm" svg:y1="12.067cm" svg:x2="12.6cm" svg:y2="12.067cm">
          <text:p/>
        </draw:line>
        <draw:line draw:style-name="gr7" draw:text-style-name="P2" draw:layer="layout" svg:x1="3.9cm" svg:y1="17.967cm" svg:x2="12.6cm" svg:y2="17.967cm">
          <text:p/>
        </draw:line>
        <draw:line draw:style-name="gr8" draw:text-style-name="P2" draw:layer="layout" svg:x1="3.9cm" svg:y1="13.767cm" svg:x2="12.6cm" svg:y2="13.767cm">
          <text:p/>
        </draw:line>
        <draw:line draw:style-name="gr9" draw:text-style-name="P1" draw:layer="layout" svg:x1="3.875cm" svg:y1="11.297cm" svg:x2="12.575cm" svg:y2="11.297cm">
          <text:p/>
        </draw:line>
        <draw:line draw:style-name="gr9" draw:text-style-name="P1" draw:layer="layout" svg:x1="3.9cm" svg:y1="10.567cm" svg:x2="12.6cm" svg:y2="10.567cm">
          <text:p/>
        </draw:line>
        <draw:line draw:style-name="gr10" draw:text-style-name="P1" draw:layer="layout" svg:x1="4cm" svg:y1="12.867cm" svg:x2="12.7cm" svg:y2="12.867cm">
          <text:p/>
        </draw:line>
        <draw:line draw:style-name="gr10" draw:text-style-name="P1" draw:layer="layout" svg:x1="3.9cm" svg:y1="14.567cm" svg:x2="12.6cm" svg:y2="14.567cm">
          <text:p/>
        </draw:line>
        <draw:line draw:style-name="gr10" draw:text-style-name="P1" draw:layer="layout" svg:x1="3.966cm" svg:y1="17.197cm" svg:x2="12.666cm" svg:y2="17.197cm">
          <text:p/>
        </draw:line>
        <draw:line draw:style-name="gr10" draw:text-style-name="P1" draw:layer="layout" svg:x1="3.9cm" svg:y1="18.867cm" svg:x2="12.6cm" svg:y2="18.867cm">
          <text:p/>
        </draw:line>
        <draw:line draw:style-name="gr11" draw:text-style-name="P2" draw:layer="layout" svg:x1="3.9cm" svg:y1="21.467cm" svg:x2="12.6cm" svg:y2="21.467cm">
          <text:p/>
        </draw:line>
        <draw:line draw:style-name="gr10" draw:text-style-name="P1" draw:layer="layout" svg:x1="3.9cm" svg:y1="22.367cm" svg:x2="12.6cm" svg:y2="22.367cm">
          <text:p/>
        </draw:line>
        <draw:frame draw:style-name="gr12" draw:text-style-name="P3" draw:layer="layout" svg:width="7.1cm" svg:height="15.503cm" svg:x="4.7cm" svg:y="9.167cm">
          <draw:text-box>
            <text:p text:style-name="P1"><text:span text:style-name="T1">Запрос соединения</text:span></text:p>
            <text:p text:style-name="P1"><text:span text:style-name="T1"/></text:p>
            <text:p text:style-name="P1"><text:span text:style-name="T1">соединение</text:span></text:p>
            <text:p text:style-name="P1"><text:span text:style-name="T1"/></text:p>
            <text:p text:style-name="P1"><text:span text:style-name="T1">? Шифрование ?</text:span></text:p>
            <text:p text:style-name="P1"><text:span text:style-name="T1"/></text:p>
            <text:p text:style-name="P1"><text:span text:style-name="T1">Поиск сервиса</text:span></text:p>
            <text:p text:style-name="P1"><text:span text:style-name="T1"/></text:p>
            <text:p text:style-name="P1"><text:span text:style-name="T1">Список сервисов и характеристик</text:span></text:p>
            <text:p text:style-name="P1"><text:span text:style-name="T1"/></text:p>
            <text:p text:style-name="P1"><text:span text:style-name="T1">Запрос "строки" по Rx-характер.</text:span></text:p>
            <text:p text:style-name="P1"><text:span text:style-name="T1"/></text:p>
            <text:p text:style-name="P1"><text:span text:style-name="T1">"Строка" по Tx-характер. / CMD_ERR</text:span></text:p>
            <text:p text:style-name="P1"><text:span text:style-name="T1"/></text:p>
            <text:p text:style-name="P1"><text:span text:style-name="T1">"Строка" получена</text:span></text:p>
            <text:p text:style-name="P1"><text:span text:style-name="T1"/></text:p>
            <text:p text:style-name="P1"><text:span text:style-name="T1">Токен по Rx-характер.</text:span></text:p>
            <text:p text:style-name="P1"><text:span text:style-name="T1"/></text:p>
            <text:p text:style-name="P1"><text:span text:style-name="T2">Статус токена по Характер / TOKEN_ERR и обрыв связи</text:span></text:p>
            <text:p text:style-name="P1"><text:span text:style-name="T2"/></text:p>
            <text:p text:style-name="P1"><text:span text:style-name="T1">Номер реле + t срабатывания</text:span></text:p>
            <text:p text:style-name="P1"><text:span text:style-name="T1"/></text:p>
            <text:p text:style-name="P1"><text:span text:style-name="T1">Статус "срабатывания" / CMD_ERR</text:span></text:p>
            <text:p text:style-name="P1"><text:span text:style-name="T1"/></text:p>
            <text:p text:style-name="P1"><text:span text:style-name="T1"/></text:p>
            <text:list text:style-name="L1">
              <text:list-item>
                <text:p text:style-name="P1"><text:span text:style-name="T1"/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/></text:p>
              </text:list-item>
            </text:list>
            <text:p text:style-name="P1"><text:span text:style-name="T1">Запрос состояния реле</text:span></text:p>
            <text:p text:style-name="P1"><text:span text:style-name="T1"/></text:p>
            <text:p text:style-name="P1"><text:span text:style-name="T1">Состояние реле / CMD_ERR</text:span></text:p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/text:p>
              </text:list-item>
              <text:list-item>
                <text:p text:style-name="P1"><text:span text:style-name="T1"><text:s/></text:span></text:p>
              </text:list-item>
              <text:list-item>
                <text:p text:style-name="P1"><text:span text:style-name="T1"><text:s/></text:span></text:p>
              </text:list-item>
              <text:list-item>
                <text:p text:style-name="P1"><text:span text:style-name="T1"><text:s/></text:span></text:p>
              </text:list-item>
            </text:list>
            <text:p text:style-name="P1"><text:span text:style-name="T1"/></text:p>
          </draw:text-box>
        </draw:frame>
        <draw:frame draw:style-name="gr13" draw:text-style-name="P5" draw:layer="layout" svg:width="3.6cm" svg:height="7.2cm" svg:x="3.7cm" svg:y="3.7cm">
          <draw:text-box>
            <text:p text:style-name="P4"><text:span text:style-name="T2">- сброс BlueNRG</text:span></text:p>
            <text:p text:style-name="P4"><text:span text:style-name="T3">- Запись MAC-адрес</text:span></text:p>
            <text:p text:style-name="P4"><text:span text:style-name="T2">- GATT Init</text:span></text:p>
            <text:p text:style-name="P4"><text:span text:style-name="T2">- GAP Init</text:span></text:p>
            <text:p text:style-name="P4"><text:span text:style-name="T2">- Добавить сервис</text:span></text:p>
            <text:p text:style-name="P4"><text:span text:style-name="T2">- Устан. TX </text:span><text:span text:style-name="T4">power</text:span></text:p>
            <text:p text:style-name="P4"><text:span text:style-name="T2">- </text:span><text:span text:style-name="T4">Connectable</text:span></text:p>
            <text:p text:style-name="P4"><text:span text:style-name="T2">- </text:span><text:span text:style-name="T4">Discoverable</text:span></text:p>
          </draw:text-box>
        </draw:frame>
        <draw:polyline draw:style-name="gr14" draw:text-style-name="P3" draw:layer="layout" svg:width="2.029cm" svg:height="8.741cm" draw:transform="rotate (-0.0150098315671523) translate (2.00064075179906cm 7.92431439916107cm)" svg:viewBox="0 0 2030 8742" draw:points="1845,0 0,43 131,8742 2030,8713">
          <text:p/>
        </draw:polyline>
        <draw:polyline draw:style-name="gr5" draw:text-style-name="P3" draw:layer="layout" svg:width="2.399cm" svg:height="6.999cm" svg:x="12.6cm" svg:y="9.567cm" svg:viewBox="0 0 2400 7000" draw:points="0,0 2400,0 2400,7000 0,7000">
          <text:p/>
        </draw:polyline>
        <draw:frame draw:style-name="gr15" draw:text-style-name="P6" draw:layer="layout" svg:width="1.814cm" svg:height="0.645cm" svg:x="12.586cm" svg:y="16.022cm">
          <draw:text-box>
            <text:p><text:span text:style-name="T1">Ошибка</text:span></text:p>
          </draw:text-box>
        </draw:frame>
        <draw:frame draw:style-name="gr15" draw:text-style-name="P6" draw:layer="layout" svg:width="1.814cm" svg:height="0.645cm" svg:x="2.1cm" svg:y="15.967cm">
          <draw:text-box>
            <text:p><text:span text:style-name="T1">Ошибка</text:span></text:p>
          </draw:text-box>
        </draw:frame>
        <draw:line draw:style-name="gr16" draw:text-style-name="P2" draw:layer="layout" svg:x1="3.9cm" svg:y1="15.267cm" svg:x2="12.6cm" svg:y2="15.267cm">
          <text:p/>
        </draw:line>
        <draw:polyline draw:style-name="gr5" draw:text-style-name="P3" draw:layer="layout" svg:width="1.999cm" svg:height="1.699cm" svg:x="12.6cm" svg:y="13.267cm" svg:viewBox="0 0 2000 1700" draw:points="0,0 2000,0 2000,1700 0,1700">
          <text:p/>
        </draw:polyline>
        <draw:frame draw:style-name="gr17" draw:text-style-name="P7" draw:layer="controls" svg:width="2cm" svg:height="1.4cm" svg:x="12.6cm" svg:y="13.567cm">
          <draw:text-box>
            <text:p><text:span text:style-name="T2">Ошибка</text:span></text:p>
            <text:p><text:span text:style-name="T2">Принятия</text:span></text:p>
            <text:p><text:span text:style-name="T2">"Строки"</text:span></text:p>
          </draw:text-box>
        </draw:frame>
        <draw:line draw:style-name="gr18" draw:text-style-name="P2" draw:layer="layout" svg:x1="3.9cm" svg:y1="25.7cm" svg:x2="12.6cm" svg:y2="25.7cm">
          <text:p text:style-name="P2"/>
        </draw:line>
        <draw:frame draw:style-name="gr19" draw:text-style-name="P6" draw:layer="layout" svg:width="5.2cm" svg:height="0.645cm" svg:x="5.7cm" svg:y="25.1cm">
          <draw:text-box>
            <text:p text:style-name="P6"><text:span text:style-name="T1">Отмена програмного сброс</text:span></text:p>
          </draw:text-box>
        </draw:frame>
        <draw:line draw:style-name="gr20" draw:text-style-name="P2" draw:layer="layout" svg:x1="3.9cm" svg:y1="24.7cm" svg:x2="12.6cm" svg:y2="24.7cm">
          <text:p/>
        </draw:line>
        <draw:frame draw:style-name="gr21" draw:text-style-name="P6" draw:layer="layout" svg:width="4cm" svg:height="0.7cm" svg:x="6.5cm" svg:y="24.1cm">
          <draw:text-box>
            <text:p text:style-name="P6"><text:span text:style-name="T1">Програмный сброс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4T14:43:34.708000000</meta:creation-date>
    <dc:date>2015-10-05T13:46:59.440000000</dc:date>
    <meta:editing-duration>PT34M38S</meta:editing-duration>
    <meta:editing-cycles>3</meta:editing-cycles>
    <meta:generator>LibreOffice/4.3.2.2$Windows_x86 LibreOffice_project/edfb5295ba211bd31ad47d0bad0118690f76407d</meta:generator>
    <meta:document-statistic meta:object-count="32"/>
  </office:meta>
</office:document-meta>
</file>